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rebuchet MS" svg:font-family="'Trebuchet MS'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scriptif methodes contraceptives</text:span></text:p>
      <text:p text:style-name="P1"><text:span text:style-name="T1"/></text:p>
      <text:p text:style-name="P1"><text:span text:style-name="T1">L'implant contraceptif a l'avantage d'être efficace pendant 3 ans et de pouvoir être retiré à tout moment. Il est par contre susceptible de provoquer une aménorrhée ou une irrégularité des pertes menstruelles. Le patch, efficace pendant 3 semaines, se colle à même la peau et est de ce fait peu esthétique. L'anneau vaginal se place dans le vagin de la femme et reste efficace 3 semaines après quoi il doit être change. La piqure contraceptive est un moyen contraceptif sur mais a le désavantage d'occasionner aménorrhée et surpoids. Son effet ne disparait pas directement après la période prescrite (12 semaines), ce qui rend incertaine son efficacité et son utilisation moins répandu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rebuchet MS" svg:font-family="'Trebuchet MS'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1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3T14:01:24.29</meta:creation-date>
    <meta:document-statistic meta:table-count="0" meta:image-count="0" meta:object-count="0" meta:page-count="1" meta:paragraph-count="2" meta:word-count="114" meta:character-count="722"/>
    <dc:date>2009-02-23T14:01:52.42</dc:date>
    <meta:editing-duration>PT00H00M28S</meta:editing-duration>
    <meta:editing-cycles>1</meta:editing-cycles>
    <meta:generator>OpenOffice.org/3.0$Win32 OpenOffice.org_project/300m9$Build-9358</meta:generator>
  </office:meta>
</office:document-meta>
</file>